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7664" calcext:value-type="float">
            <text:p>71.9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796" calcext:value-type="float">
            <text:p>71.3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8816" calcext:value-type="float">
            <text:p>71.2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0904" calcext:value-type="float">
            <text:p>71.2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1008" calcext:value-type="float">
            <text:p>71.3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0528" calcext:value-type="float">
            <text:p>71.2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9464" calcext:value-type="float">
            <text:p>71.1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9464" calcext:value-type="float">
            <text:p>71.1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7544" calcext:value-type="float">
            <text:p>71.0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201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5832" calcext:value-type="float">
            <text:p>71.0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201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6584" calcext:value-type="float">
            <text:p>70.9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8088" calcext:value-type="float">
            <text:p>70.8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201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22" calcext:value-type="float">
            <text:p>70.9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200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9152" calcext:value-type="float">
            <text:p>70.9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200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2264" calcext:value-type="float">
            <text:p>70.6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200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2096" calcext:value-type="float">
            <text:p>70.8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200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884" calcext:value-type="float">
            <text:p>70.7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1512" calcext:value-type="float">
            <text:p>70.7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200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028" calcext:value-type="float">
            <text:p>70.8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200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3056" calcext:value-type="float">
            <text:p>70.9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200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836" calcext:value-type="float">
            <text:p>70.6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199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024" calcext:value-type="float">
            <text:p>70.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199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1784" calcext:value-type="float">
            <text:p>70.6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199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199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3184" calcext:value-type="float">
            <text:p>70.4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199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199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8696" calcext:value-type="float">
            <text:p>70.3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6504" calcext:value-type="float">
            <text:p>70.3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199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198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0784" calcext:value-type="float">
            <text:p>70.2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198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164" calcext:value-type="float">
            <text:p>70.2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198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1848" calcext:value-type="float">
            <text:p>70.4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198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198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3728" calcext:value-type="float">
            <text:p>70.2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198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5336" calcext:value-type="float">
            <text:p>70.1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197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197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9184" calcext:value-type="float">
            <text:p>68.9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1728" calcext:value-type="float">
            <text:p>69.4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197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296" calcext:value-type="float">
            <text:p>69.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197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197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8496" calcext:value-type="float">
            <text:p>68.7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197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4728" calcext:value-type="float">
            <text:p>70.5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197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0256" calcext:value-type="float">
            <text:p>71.3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197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608" calcext:value-type="float">
            <text:p>67.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197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6144" calcext:value-type="float">
            <text:p>67.4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196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3136" calcext:value-type="float">
            <text:p>67.7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196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6448" calcext:value-type="float">
            <text:p>69.1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196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196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7384" calcext:value-type="float">
            <text:p>65.9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196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9976" calcext:value-type="float">
            <text:p>65.3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196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6104" calcext:value-type="float">
            <text:p>70.9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1101</text:p>
          </table:table-cell>
          <table:table-cell office:value-type="string" calcext:value-type="string">
            <text:p>TWDB:2331101</text:p>
          </table:table-cell>
          <table:table-cell office:value-type="string" calcext:value-type="string">
            <text:p>196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208" calcext:value-type="float">
            <text:p>69.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